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view.genially.com/6821d365c41c954389648a4b/presentation-seance-1-1305202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09:00:28.134000000</meta:creation-date>
    <dc:date>2025-05-13T09:00:47.960000000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81" meta:non-whitespace-character-count="81"/>
    <meta:generator>LibreOffice/7.4.3.2$Windows_X86_64 LibreOffice_project/1048a8393ae2eeec98dff31b5c133c5f1d08b890</meta:generator>
  </office:meta>
</office:document-meta>
</file>